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df16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8cfae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d8cfa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fo:font-style="normal" style:font-size-asian="16pt" style:font-style-asian="normal" style:font-size-complex="16pt" style:font-style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color="#941a0d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41a0d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505cm" svg:height="0.878cm" svg:x="14cm" svg:y="6.622cm">
          <draw:text-box>
            <text:p text:style-name="P1"><text:span text:style-name="T1">Celestial Intermediate Reference Frame</text:span></text:p>
          </draw:text-box>
        </draw:frame>
        <draw:frame draw:style-name="gr1" draw:text-style-name="P4" draw:layer="layout" svg:width="6.221cm" svg:height="0.878cm" svg:x="4.5cm" svg:y="9.122cm">
          <draw:text-box>
            <text:p text:style-name="P3"><text:span text:style-name="T2">Earth natural rotation</text:span></text:p>
          </draw:text-box>
        </draw:frame>
        <draw:frame draw:style-name="gr1" draw:text-style-name="P2" draw:layer="layout" svg:width="10.81cm" svg:height="0.878cm" svg:x="14.19cm" svg:y="12.5cm">
          <draw:text-box>
            <text:p text:style-name="P1"><text:span text:style-name="T1">Terrestrial Intermediate Reference Frame</text:span></text:p>
          </draw:text-box>
        </draw:frame>
        <draw:frame draw:style-name="gr1" draw:text-style-name="P2" draw:layer="layout" svg:width="10.768cm" svg:height="0.878cm" svg:x="14cm" svg:y="17.622cm">
          <draw:text-box>
            <text:p text:style-name="P1"><text:span text:style-name="T1">International Terrestrial Reference Frame</text:span></text:p>
          </draw:text-box>
        </draw:frame>
        <draw:frame draw:style-name="gr1" draw:text-style-name="P4" draw:layer="layout" svg:width="3.719cm" svg:height="0.878cm" svg:x="5.781cm" svg:y="14.622cm">
          <draw:text-box>
            <text:p text:style-name="P3"><text:span text:style-name="T2">Pole motion</text:span></text:p>
          </draw:text-box>
        </draw:frame>
        <draw:custom-shape draw:style-name="gr2" draw:text-style-name="P6" draw:layer="layout" svg:width="4cm" svg:height="2cm" svg:x="5.5cm" svg:y="1cm">
          <text:p text:style-name="P5"><text:span text:style-name="T3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2cm" svg:x="17cm" svg:y="1cm">
          <text:p text:style-name="P5"><text:span text:style-name="T3">J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cm" svg:height="2cm" svg:x="6.5cm" svg:y="4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4" draw:layer="layout" svg:width="3.063cm" svg:height="0.878cm" svg:x="8.5cm" svg:y="4.622cm">
          <draw:text-box>
            <text:p text:style-name="P3"><text:span text:style-name="T2">(reduced)</text:span></text:p>
          </draw:text-box>
        </draw:frame>
        <draw:custom-shape draw:style-name="gr4" draw:text-style-name="P7" draw:layer="layout" svg:width="4cm" svg:height="1cm" svg:x="11.5cm" svg:y="1.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1.628cm" svg:height="0.878cm" svg:x="12.5cm" svg:y="2.5cm">
          <draw:text-box>
            <text:p text:style-name="P3"><text:span text:style-name="T2">bias</text:span></text:p>
          </draw:text-box>
        </draw:frame>
        <draw:frame draw:style-name="gr1" draw:text-style-name="P4" draw:layer="layout" svg:width="8.6cm" svg:height="0.878cm" svg:x="3cm" svg:y="3.122cm">
          <draw:text-box>
            <text:p text:style-name="P3"><text:span text:style-name="T2">Bias, Precession and Nutation</text:span></text:p>
          </draw:text-box>
        </draw:frame>
        <draw:frame draw:style-name="gr1" draw:text-style-name="P4" draw:layer="layout" svg:width="3.343cm" svg:height="0.878cm" svg:x="3.157cm" svg:y="4.622cm">
          <draw:text-box>
            <text:p text:style-name="P3"><text:span text:style-name="T2">(complete)</text:span></text:p>
          </draw:text-box>
        </draw:frame>
        <draw:g>
          <draw:custom-shape draw:style-name="gr2" draw:text-style-name="P6" draw:layer="layout" svg:width="4cm" svg:height="2cm" svg:x="1.75cm" svg:y="6cm">
            <text:p text:style-name="P5"><text:span text:style-name="T3">CIRF 2000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1.75cm" svg:y="11.5cm">
            <text:p text:style-name="P5"><text:span text:style-name="T3">TIRF 2000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1.75cm" svg:y="17cm">
            <text:p text:style-name="P5"><text:span text:style-name="T3">ITRF 2005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1cm" svg:height="2.5cm" svg:x="3.25cm" svg:y="14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2.5cm" svg:x="3.25cm" svg:y="8.5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6" draw:layer="layout" svg:width="4cm" svg:height="2cm" svg:x="9.5cm" svg:y="11.5cm">
            <text:p text:style-name="P5"><text:span text:style-name="T3">TIRF 2000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9.5cm" svg:y="6cm">
            <text:p text:style-name="P5"><text:span text:style-name="T3">CIRF 2000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9.5cm" svg:y="17cm">
            <text:p text:style-name="P5"><text:span text:style-name="T3">ITRF 2005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1cm" svg:height="2.5cm" svg:x="11cm" svg:y="8.5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2.5cm" svg:x="11cm" svg:y="14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7-29T17:30:09</dc:date>
    <meta:editing-cycles>8</meta:editing-cycles>
    <meta:editing-duration>PT1H20M3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